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701cm"/>
    </style:style>
    <style:style style:name="co3" style:family="table-column">
      <style:table-column-properties fo:break-before="auto" style:column-width="1.113cm"/>
    </style:style>
    <style:style style:name="co4" style:family="table-column">
      <style:table-column-properties fo:break-before="auto" style:column-width="2.591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рок кредита</text:p>
          </table:table-cell>
          <table:table-cell office:value-type="string" calcext:value-type="string">
            <text:p>Базовая ставка</text:p>
          </table:table-cell>
          <table:table-cell office:value-type="string" calcext:value-type="string">
            <text:p>Кейс</text:p>
          </table:table-cell>
          <table:table-cell office:value-type="string" calcext:value-type="string">
            <text:p>Срок кредита</text:p>
          </table:table-cell>
          <table:table-cell office:value-type="string" calcext:value-type="string">
            <text:p>Сумма кредита</text:p>
          </table:table-cell>
          <table:table-cell office:value-type="string" calcext:value-type="string">
            <text:p>Базовая ставка</text:p>
          </table:table-cell>
          <table:table-cell office:value-type="string" calcext:value-type="string">
            <text:p>Уменьшение ставки</text:p>
          </table:table-cell>
          <table:table-cell office:value-type="string" calcext:value-type="string">
            <text:p>Итог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percentage" office:value="0.2" calcext:value-type="percentage">
            <text:p>20,0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table:formula="of:=[.F3] - [.G3]"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percentage" office:value="0.2" calcext:value-type="percentage">
            <text:p>20,00%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9" calcext:value-type="float">
            <text:p>4999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table:formula="of:=[.F4] - [.G4]"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percentage" office:value="0.19" calcext:value-type="percentage">
            <text:p>19,00%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005" calcext:value-type="percentage">
            <text:p>0,50%</text:p>
          </table:table-cell>
          <table:table-cell table:style-name="ce2" table:formula="of:=[.F5] - [.G5]"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percentage" office:value="0.19" calcext:value-type="percentage">
            <text:p>19,00%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005" calcext:value-type="percentage">
            <text:p>0,50%</text:p>
          </table:table-cell>
          <table:table-cell table:style-name="ce2" table:formula="of:=[.F6] - [.G6]"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percentage" office:value="0.18" calcext:value-type="percentage">
            <text:p>18,00%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1" calcext:value-type="float">
            <text:p>10001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015" calcext:value-type="percentage">
            <text:p>1,50%</text:p>
          </table:table-cell>
          <table:table-cell table:style-name="ce2" table:formula="of:=[.F7] - [.G7]" office:value-type="percentage" office:value="0.185" calcext:value-type="percentage">
            <text:p>18,50%</text:p>
          </table:table-cell>
          <table:table-cell table:number-columns-repeated="1016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percentage" office:value="0.18" calcext:value-type="percentage">
            <text:p>18,00%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005" calcext:value-type="percentage">
            <text:p>0,50%</text:p>
          </table:table-cell>
          <table:table-cell table:style-name="ce2" table:formula="of:=[.F8] - [.G8]"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005" calcext:value-type="percentage">
            <text:p>0,50%</text:p>
          </table:table-cell>
          <table:table-cell table:style-name="ce2" table:formula="of:=[.F9] - [.G9]"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0001" calcext:value-type="float">
            <text:p>10001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015" calcext:value-type="percentage">
            <text:p>1,50%</text:p>
          </table:table-cell>
          <table:table-cell table:style-name="ce2" table:formula="of:=[.F10] - [.G10]" office:value-type="percentage" office:value="0.185" calcext:value-type="percentage">
            <text:p>18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{пустое значение}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999" calcext:value-type="float">
            <text:p>4999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table:formula="of:=[.F11] - [.G11]"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{символы}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table:formula="of:=[.F12] - [.G12]"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percentage" office:value="0.19" calcext:value-type="percentage">
            <text:p>19,00%</text:p>
          </table:table-cell>
          <table:table-cell table:style-name="ce2" office:value-type="percentage" office:value="0.005" calcext:value-type="percentage">
            <text:p>0,50%</text:p>
          </table:table-cell>
          <table:table-cell table:style-name="ce2" table:formula="of:=[.F13] - [.G13]" office:value-type="percentage" office:value="0.185" calcext:value-type="percentage">
            <text:p>18,50%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001" calcext:value-type="float">
            <text:p>10001</text:p>
          </table:table-cell>
          <table:table-cell table:style-name="ce2" office:value-type="percentage" office:value="0.19" calcext:value-type="percentage">
            <text:p>19,00%</text:p>
          </table:table-cell>
          <table:table-cell table:style-name="ce2" office:value-type="percentage" office:value="0.015" calcext:value-type="percentage">
            <text:p>1,50%</text:p>
          </table:table-cell>
          <table:table-cell table:style-name="ce2" table:formula="of:=[.F14] - [.G14]" office:value-type="percentage" office:value="0.175" calcext:value-type="percentage">
            <text:p>17,50%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percentage" office:value="0.19" calcext:value-type="percentage">
            <text:p>19,00%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table:formula="of:=[.F15] - [.G15]" office:value-type="percentage" office:value="0.19" calcext:value-type="percentage">
            <text:p>19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Сумма кредита</text:p>
          </table:table-cell>
          <table:table-cell office:value-type="string" calcext:value-type="string">
            <text:p>Уменьшение ставки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999" calcext:value-type="float">
            <text:p>4999</text:p>
          </table:table-cell>
          <table:table-cell table:style-name="ce2" office:value-type="percentage" office:value="0.19" calcext:value-type="percentage">
            <text:p>19,00%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table:formula="of:=[.F16] - [.G16]" office:value-type="percentage" office:value="0.19" calcext:value-type="percentage">
            <text:p>19,00%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percentage" office:value="0.19" calcext:value-type="percentage">
            <text:p>19,00%</text:p>
          </table:table-cell>
          <table:table-cell table:style-name="ce2" office:value-type="percentage" office:value="0.005" calcext:value-type="percentage">
            <text:p>0,50%</text:p>
          </table:table-cell>
          <table:table-cell table:style-name="ce2" table:formula="of:=[.F17] - [.G17]" office:value-type="percentage" office:value="0.185" calcext:value-type="percentage">
            <text:p>18,50%</text:p>
          </table:table-cell>
          <table:table-cell table:number-columns-repeated="1016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001" calcext:value-type="float">
            <text:p>10001</text:p>
          </table:table-cell>
          <table:table-cell table:style-name="ce2" office:value-type="percentage" office:value="0.19" calcext:value-type="percentage">
            <text:p>19,00%</text:p>
          </table:table-cell>
          <table:table-cell table:style-name="ce2" office:value-type="percentage" office:value="0.015" calcext:value-type="percentage">
            <text:p>1,50%</text:p>
          </table:table-cell>
          <table:table-cell table:style-name="ce2" table:formula="of:=[.F18] - [.G18]" office:value-type="percentage" office:value="0.175" calcext:value-type="percentage">
            <text:p>17,50%</text:p>
          </table:table-cell>
          <table:table-cell table:number-columns-repeated="101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percentage" office:value="0.19" calcext:value-type="percentage">
            <text:p>19,00%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table:formula="of:=[.F19] - [.G19]" office:value-type="percentage" office:value="0.19" calcext:value-type="percentage">
            <text:p>19,00%</text:p>
          </table:table-cell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999" calcext:value-type="float">
            <text:p>4999</text:p>
          </table:table-cell>
          <table:table-cell table:style-name="ce2" office:value-type="percentage" office:value="0.19" calcext:value-type="percentage">
            <text:p>19,00%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table:formula="of:=[.F20] - [.G20]" office:value-type="percentage" office:value="0.19" calcext:value-type="percentage">
            <text:p>19,00%</text:p>
          </table:table-cell>
          <table:table-cell table:number-columns-repeated="1016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style-name="ce2" office:value-type="percentage" office:value="0.015" calcext:value-type="percentage">
            <text:p>1,50%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percentage" office:value="0.19" calcext:value-type="percentage">
            <text:p>19,00%</text:p>
          </table:table-cell>
          <table:table-cell table:style-name="ce2" office:value-type="percentage" office:value="0.005" calcext:value-type="percentage">
            <text:p>0,50%</text:p>
          </table:table-cell>
          <table:table-cell table:style-name="ce2" table:formula="of:=[.F21] - [.G21]" office:value-type="percentage" office:value="0.185" calcext:value-type="percentage">
            <text:p>18,50%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percentage" office:value="0.19" calcext:value-type="percentage">
            <text:p>19,00%</text:p>
          </table:table-cell>
          <table:table-cell table:style-name="ce2" office:value-type="percentage" office:value="0.005" calcext:value-type="percentage">
            <text:p>0,50%</text:p>
          </table:table-cell>
          <table:table-cell table:style-name="ce2" table:formula="of:=[.F22] - [.G22]" office:value-type="percentage" office:value="0.185" calcext:value-type="percentage">
            <text:p>18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{отрицательное значение}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table:formula="of:=[.F23] - [.G23]" office:value-type="percentage" office:value="0.18" calcext:value-type="percentage">
            <text:p>18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{пустое значение}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999" calcext:value-type="float">
            <text:p>499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table:formula="of:=[.F24] - [.G24]" office:value-type="percentage" office:value="0.18" calcext:value-type="percentage">
            <text:p>18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{символы}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005" calcext:value-type="percentage">
            <text:p>0,50%</text:p>
          </table:table-cell>
          <table:table-cell table:style-name="ce2" table:formula="of:=[.F25] - [.G25]" office:value-type="percentage" office:value="0.175" calcext:value-type="percentage">
            <text:p>17,50%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005" calcext:value-type="percentage">
            <text:p>0,50%</text:p>
          </table:table-cell>
          <table:table-cell table:style-name="ce2" table:formula="of:=[.F26] - [.G26]" office:value-type="percentage" office:value="0.175" calcext:value-type="percentage">
            <text:p>17,50%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0001" calcext:value-type="float">
            <text:p>10001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015" calcext:value-type="percentage">
            <text:p>1,50%</text:p>
          </table:table-cell>
          <table:table-cell table:style-name="ce2" table:formula="of:=[.F27] - [.G27]" office:value-type="percentage" office:value="0.165" calcext:value-type="percentage">
            <text:p>16,50%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005" calcext:value-type="percentage">
            <text:p>0,50%</text:p>
          </table:table-cell>
          <table:table-cell table:style-name="ce2" table:formula="of:=[.F28] - [.G28]" office:value-type="percentage" office:value="0.175" calcext:value-type="percentage">
            <text:p>17,50%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4999" calcext:value-type="float">
            <text:p>499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table:formula="of:=[.F29] - [.G29]" office:value-type="percentage" office:value="0.18" calcext:value-type="percentage">
            <text:p>18,00%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table:formula="of:=[.F30] - [.G30]" office:value-type="percentage" office:value="0.18" calcext:value-type="percentage">
            <text:p>18,00%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005" calcext:value-type="percentage">
            <text:p>0,50%</text:p>
          </table:table-cell>
          <table:table-cell table:style-name="ce2" table:formula="of:=[.F31] - [.G31]" office:value-type="percentage" office:value="0.175" calcext:value-type="percentage">
            <text:p>17,50%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0001" calcext:value-type="float">
            <text:p>10001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015" calcext:value-type="percentage">
            <text:p>1,50%</text:p>
          </table:table-cell>
          <table:table-cell table:style-name="ce2" table:formula="of:=[.F32] - [.G32]" office:value-type="percentage" office:value="0.165" calcext:value-type="percentage">
            <text:p>16,50%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66" calcext:value-type="float">
            <text:p>366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{пустое значение}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{символы}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{отрицательное значение}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{пустое значение}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{символы}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р.</number:text>
    </number:number-style>
    <number:number-style style:name="N14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р.</number:text>
    </number:number-style>
    <number:number-style style:name="N14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1P0"/>
    </number:number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2" style:volatile="true">
      <number:text> </number:text>
      <number:fill-character> </number:fill-character>
      <number:text>-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39">
      <number:day number:style="long"/>
      <number:text>.</number:text>
      <number:month number:textual="true"/>
      <number:text>.</number:text>
      <number:year/>
    </number:date-style>
    <number:time-style style:name="N110">
      <number:minutes number:style="long"/>
      <number:text>:</number:text>
      <number:seconds number:style="long"/>
    </number:time-style>
    <number:date-style style:name="N138">
      <number:month number:textual="true"/>
      <number:text>.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 </number:text>
      <number:am-pm/>
    </number:time-style>
    <number:time-style style:name="N108">
      <number:minutes number:style="long"/>
      <number:text>:</number:text>
      <number:seconds number:style="long" number:decimal-places="1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08:06:24.034596739</meta:creation-date>
    <dc:date>2024-04-12T16:28:19.155622401</dc:date>
    <meta:editing-duration>PT7H42M43S</meta:editing-duration>
    <meta:editing-cycles>12</meta:editing-cycles>
    <meta:generator>LibreOffice/7.3.7.2$Linux_X86_64 LibreOffice_project/30$Build-2</meta:generator>
    <meta:document-statistic meta:table-count="1" meta:cell-count="276" meta:object-count="0"/>
  </office:meta>
</office:document-meta>
</file>